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bf4" officeooo:paragraph-rsid="00174bf4"/>
    </style:style>
    <style:style style:name="P2" style:family="paragraph" style:parent-style-name="Standard">
      <style:text-properties officeooo:rsid="0018d8c4" officeooo:paragraph-rsid="0018d8c4"/>
    </style:style>
    <style:style style:name="P3" style:family="paragraph" style:parent-style-name="Standard">
      <style:text-properties officeooo:rsid="00174bf4" officeooo:paragraph-rsid="00174bf4"/>
    </style:style>
    <style:style style:name="P4" style:family="paragraph" style:parent-style-name="Standard">
      <style:text-properties officeooo:rsid="00174bf4" officeooo:paragraph-rsid="001ba9c1"/>
    </style:style>
    <style:style style:name="T1" style:family="text">
      <style:text-properties officeooo:rsid="00192adc"/>
    </style:style>
    <style:style style:name="T2" style:family="text">
      <style:text-properties officeooo:rsid="0019b4d9"/>
    </style:style>
    <style:style style:name="T3" style:family="text">
      <style:text-properties officeooo:rsid="001ba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FIXME I'll add this in the future</text:span></text:p>
      <text:p text:style-name="P1"><text:a xlink:type="simple" xlink:href="https://shop.pimoroni.com/products/adafruit-ads1115-16-bit-adc-4-channel-with-programmable-gain-amplifier?utm_medium=cpc&amp;utm_source=googlepla&amp;variant=370782375&amp;gclid=Cj0KEQjw3-W5BRCymr_7r7SFt8cBEiQAsLtM8jVUIawccQFpyeFjhq2dF_Gh-wJI6GxW3lXf5E7_McQaAmu48P8HAQ" text:style-name="Internet_20_link" text:visited-style-name="Visited_20_Internet_20_Link"/></text:p>
      <text:p text:style-name="P1"><text:a xlink:type="simple" xlink:href="https://shop.pimoroni.com/products/adafruit-ads1115-16-bit-adc-4-channel-with-programmable-gain-amplifier?utm_medium=cpc&amp;utm_source=googlepla&amp;variant=370782375&amp;gclid=Cj0KEQjw3-W5BRCymr_7r7SFt8cBEiQAsLtM8jVUIawccQFpyeFjhq2dF_Gh-wJI6GxW3lXf5E7_McQaAmu48P8HAQ" text:style-name="Internet_20_link" text:visited-style-name="Visited_20_Internet_20_Link">https://shop.pimoroni.com/products/adafruit-ads1115-16-bit-adc-4-channel-with-programmable-gain-amplifier?utm_medium=cpc&amp;utm_source=googlepla&amp;variant=370782375&amp;gclid=Cj0KEQjw3-W5BRCymr_7r7SFt8cBEiQAsLtM8jVUIawccQFpyeFjhq2dF_Gh-wJI6GxW3lXf5E7_McQaAmu48P8HAQ</text:a></text:p>
      <text:p text:style-name="P1"/>
      <text:p text:style-name="P1"/>
      <text:p text:style-name="P1">FIXME future addition</text:p>
      <text:p text:style-name="P1"/>
      <text:p text:style-name="P1">ADC converter to measure batteries voltage</text:p>
      <text:p text:style-name="P1"/>
      <text:p text:style-name="P2">You have to enable I2C <text:span text:style-name="T1">interface</text:span> in raspberry pi <text:span text:style-name="T2">configuratio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47:19.177180168</dc:date>
    <meta:editing-duration>PT1M24S</meta:editing-duration>
    <meta:editing-cycles>5</meta:editing-cycles>
    <meta:document-statistic meta:table-count="0" meta:image-count="0" meta:object-count="0" meta:page-count="1" meta:paragraph-count="5" meta:word-count="27" meta:character-count="414" meta:non-whitespace-character-count="392"/>
  </office:meta>
</office:document-meta>
</file>